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NDVI 2009" table:style-name="ta1" table:print="false">
        <table:table-column table:style-name="co1" table:number-columns-repeated="2" table:default-cell-style-name="Default"/>
        <table:table-row-group>
          <table:table-row table:style-name="ro1">
            <table:table-cell office:value-type="string">
              <text:p>ID NDVI</text:p>
            </table:table-cell>
            <table:table-cell office:value-type="float" office:value="2010">
              <text:p>2010</text:p>
            </table:table-cell>
          </table:table-row>
        </table:table-row-group>
        <table:table-row table:style-name="ro1">
          <table:table-cell office:value-type="string">
            <text:p>Plot # </text:p>
          </table:table-cell>
          <table:table-cell office:value-type="string">
            <text:p>biomass (g)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8.62">
            <text:p>38.6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0.09">
            <text:p>40.0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38.35">
            <text:p>38.3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8.89">
            <text:p>18.8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1.21">
            <text:p>31.2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5.63">
            <text:p>15.6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9.99">
            <text:p>49.99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27.66">
            <text:p>27.6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0.36">
            <text:p>10.3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5.67">
            <text:p>35.6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3.11">
            <text:p>63.1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6.97">
            <text:p>36.97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8.68">
            <text:p>28.6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67.22">
            <text:p>67.22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16.65">
            <text:p>16.6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30">05/30/2011</text:date>, <text:time>19:32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8-03T20:04:31.97</meta:creation-date>
    <dc:date>2011-05-30T19:32:09.38</dc:date>
    <meta:editing-duration>PT00H04M06S</meta:editing-duration>
    <meta:editing-cycles>1</meta:editing-cycles>
    <meta:generator>OpenOffice.org/3.1$Win32 OpenOffice.org_project/310m19$Build-9420</meta:generator>
    <dc:creator>adler lab</dc:creator>
    <meta:document-statistic meta:table-count="3" meta:cell-count="34" meta:object-count="0"/>
  </office:meta>
</office:document-meta>
</file>